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545e0" officeooo:paragraph-rsid="001545e0"/>
    </style:style>
    <style:style style:name="P2" style:family="paragraph" style:parent-style-name="Heading_20_2">
      <style:text-properties officeooo:rsid="00191f14" officeooo:paragraph-rsid="00191f14"/>
    </style:style>
    <style:style style:name="P3" style:family="paragraph" style:parent-style-name="Text_20_body">
      <style:text-properties officeooo:rsid="001517f7" officeooo:paragraph-rsid="001517f7"/>
    </style:style>
    <style:style style:name="P4" style:family="paragraph" style:parent-style-name="Text_20_body">
      <style:text-properties officeooo:rsid="001545e0" officeooo:paragraph-rsid="001545e0"/>
    </style:style>
    <style:style style:name="P5" style:family="paragraph" style:parent-style-name="Text_20_body" style:list-style-name="L1">
      <style:text-properties officeooo:rsid="001545e0" officeooo:paragraph-rsid="001545e0"/>
    </style:style>
    <style:style style:name="P6" style:family="paragraph" style:parent-style-name="Text_20_body">
      <style:text-properties officeooo:rsid="0016a9a0" officeooo:paragraph-rsid="0016a9a0"/>
    </style:style>
    <style:style style:name="P7" style:family="paragraph" style:parent-style-name="Text_20_body">
      <style:text-properties officeooo:paragraph-rsid="0017bdc8"/>
    </style:style>
    <style:style style:name="P8" style:family="paragraph" style:parent-style-name="Text_20_body" style:list-style-name="L2">
      <style:text-properties officeooo:rsid="00191f14" officeooo:paragraph-rsid="00191f14"/>
    </style:style>
    <style:style style:name="P9" style:family="paragraph" style:parent-style-name="Title">
      <style:text-properties officeooo:rsid="001517f7" officeooo:paragraph-rsid="001517f7"/>
    </style:style>
    <style:style style:name="T1" style:family="text">
      <style:text-properties officeooo:rsid="0017bdc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udit de contexte</text:p>
      <text:p text:style-name="P3"/>
      <text:h text:style-name="P1" text:outline-level="2">Objectifs :</text:h>
      <text:p text:style-name="P4">L’objectif principal de ce projet est de réaliser pour l’entreprise ASTEEL un plan de communication afin de la développer et la faire connaître auprès des professionnels. Afin de remplir cet objectif plusieurs missions nous on été défini :</text:p>
      <text:list text:style-name="L1">
        <text:list-item>
          <text:p text:style-name="P5">réalisation de la communication numérique</text:p>
        </text:list-item>
        <text:list-item>
          <text:p text:style-name="P5">Message sur les médias numérique</text:p>
        </text:list-item>
        <text:list-item>
          <text:p text:style-name="P5">Un ou des supports visuels numérique</text:p>
        </text:list-item>
        <text:list-item>
          <text:p text:style-name="P5">Un ou des supports visuels papier ( Flyers, Prospectus )</text:p>
        </text:list-item>
        <text:list-item>
          <text:p text:style-name="P5">Recherche de prospect</text:p>
        </text:list-item>
        <text:list-item>
          <text:p text:style-name="P5">Créer une image-miroir pour le site internet de l’entreprise</text:p>
        </text:list-item>
        <text:list-item>
          <text:p text:style-name="P5">Refonte du site internet</text:p>
        </text:list-item>
      </text:list>
      <text:p text:style-name="P4"/>
      <text:h text:style-name="Heading_20_2" text:outline-level="2">Histoire de l’entreprise :</text:h>
      <text:p text:style-name="P6">Asteel est une entreprise de construction métallique créer le 19 Décembre 2022 à partir du rachat d’une autre entreprise qui à connu 3 chutes. <text:span text:style-name="T1">La société est présidé par l’entreprise ACACIA représentée par Lionel LE GALL-QUEMENER et l’entreprise Kinastel représentée par Nathalie LE MENER est directeur général de la société.</text:span></text:p>
      <text:p text:style-name="P7"><text:span text:style-name="T1">Sources : </text:span><text:a xlink:type="simple" xlink:href="https://www.societe.com/societe/asteel-922615547.html#__identite" text:style-name="Internet_20_link" text:visited-style-name="Visited_20_Internet_20_Link">ASTEEL (GRACES) Chiffre d'affaires, résultat, bilans sur SOCIETE.COM - 922615547</text:a> </text:p>
      <text:p text:style-name="P7"/>
      <text:h text:style-name="P2" text:outline-level="2">Concurrent :</text:h>
      <text:list xml:id="list1198501754" text:style-name="L2">
        <text:list-item>
          <text:p text:style-name="P8">Atelier David</text:p>
        </text:list-item>
        <text:list-item>
          <text:p text:style-name="P8">Atria à Plérin (ex entreprise du président) surclassé à Brest</text:p>
        </text:list-item>
        <text:list-item>
          <text:p text:style-name="P8">Perron à Guingamp</text:p>
        </text:list-item>
        <text:list-item>
          <text:p text:style-name="P8">Chevalier à Loudéac</text:p>
        </text:list-item>
        <text:list-item>
          <text:p text:style-name="P8">Le Houerff Métal Guingamp</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1T16:34:33.862000000</meta:creation-date>
    <dc:date>2024-10-11T17:35:31.901000000</dc:date>
    <meta:editing-duration>PT1H56S</meta:editing-duration>
    <meta:editing-cycles>5</meta:editing-cycles>
    <meta:generator>LibreOffice/7.5.1.2$Windows_X86_64 LibreOffice_project/fcbaee479e84c6cd81291587d2ee68cba099e129</meta:generator>
    <meta:document-statistic meta:table-count="0" meta:image-count="0" meta:object-count="0" meta:page-count="1" meta:paragraph-count="19" meta:word-count="187" meta:character-count="1138" meta:non-whitespace-character-count="981"/>
  </office:meta>
</office:document-meta>
</file>